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3b4ce" officeooo:paragraph-rsid="0003b4ce" style:font-size-asian="10pt" style:font-size-complex="10pt"/>
    </style:style>
    <style:style style:name="P2" style:family="paragraph" style:parent-style-name="Standard">
      <style:text-properties fo:font-size="10pt" officeooo:rsid="00049e80" officeooo:paragraph-rsid="00049e80" style:font-size-asian="10pt" style:font-size-complex="10pt"/>
    </style:style>
    <style:style style:name="P3" style:family="paragraph" style:parent-style-name="Standard">
      <style:text-properties fo:font-size="10pt" officeooo:rsid="0004b67a" officeooo:paragraph-rsid="0004b67a" style:font-size-asian="10pt" style:font-size-complex="10pt"/>
    </style:style>
    <style:style style:name="P4" style:family="paragraph" style:parent-style-name="Standard">
      <style:text-properties fo:font-size="10pt" officeooo:rsid="0005991f" officeooo:paragraph-rsid="0005991f" style:font-size-asian="10pt" style:font-size-complex="10pt"/>
    </style:style>
    <style:style style:name="P5" style:family="paragraph" style:parent-style-name="Standard">
      <style:text-properties fo:font-size="10pt" officeooo:rsid="000602da" officeooo:paragraph-rsid="000602da" style:font-size-asian="10pt" style:font-size-complex="10pt"/>
    </style:style>
    <style:style style:name="P6" style:family="paragraph" style:parent-style-name="Standard">
      <style:text-properties fo:font-size="10pt" officeooo:rsid="00070915" officeooo:paragraph-rsid="00070915" style:font-size-asian="10pt" style:font-size-complex="10pt"/>
    </style:style>
    <style:style style:name="P7" style:family="paragraph" style:parent-style-name="Standard">
      <style:text-properties fo:font-size="10pt" officeooo:rsid="000b7dda" officeooo:paragraph-rsid="000b7dda" style:font-size-asian="10pt" style:font-size-complex="10pt"/>
    </style:style>
    <style:style style:name="P8" style:family="paragraph" style:parent-style-name="Standard">
      <style:text-properties fo:font-size="10pt" officeooo:rsid="000e2440" officeooo:paragraph-rsid="000e2440" style:font-size-asian="10pt" style:font-size-complex="10pt"/>
    </style:style>
    <style:style style:name="P9" style:family="paragraph" style:parent-style-name="Standard">
      <style:text-properties fo:font-size="10pt" officeooo:rsid="000e947a" officeooo:paragraph-rsid="000e947a" style:font-size-asian="10pt" style:font-size-complex="10pt"/>
    </style:style>
    <style:style style:name="P10" style:family="paragraph" style:parent-style-name="Standard">
      <style:text-properties fo:font-size="10pt" officeooo:rsid="000ec4d8" officeooo:paragraph-rsid="000ec4d8" style:font-size-asian="10pt" style:font-size-complex="10pt"/>
    </style:style>
    <style:style style:name="P11" style:family="paragraph" style:parent-style-name="Standard">
      <style:text-properties style:use-window-font-color="true" style:font-name="Liberation Serif" fo:font-size="10pt" officeooo:paragraph-rsid="0009d3d6" style:font-size-asian="10pt" style:font-size-complex="10pt"/>
    </style:style>
    <style:style style:name="P12" style:family="paragraph" style:parent-style-name="Standard">
      <style:text-properties style:use-window-font-color="true" style:font-name="Liberation Serif" fo:font-size="10pt" officeooo:rsid="0003b4ce" officeooo:paragraph-rsid="0003b4ce" style:font-size-asian="10pt" style:font-size-complex="10pt"/>
    </style:style>
    <style:style style:name="P13" style:family="paragraph" style:parent-style-name="Standard" style:list-style-name="L1">
      <style:text-properties fo:font-size="10pt" officeooo:rsid="0003b4ce" officeooo:paragraph-rsid="0003b4ce" style:font-size-asian="10pt" style:font-size-complex="10pt"/>
    </style:style>
    <style:style style:name="P14" style:family="paragraph" style:parent-style-name="Standard" style:list-style-name="L1">
      <style:text-properties fo:font-size="10pt" officeooo:rsid="00049e80" officeooo:paragraph-rsid="00049e80" style:font-size-asian="10pt" style:font-size-complex="10pt"/>
    </style:style>
    <style:style style:name="P15" style:family="paragraph" style:parent-style-name="Standard" style:list-style-name="L2">
      <style:text-properties fo:font-size="10pt" officeooo:rsid="00049e80" officeooo:paragraph-rsid="00049e80" style:font-size-asian="10pt" style:font-size-complex="10pt"/>
    </style:style>
    <style:style style:name="P16" style:family="paragraph" style:parent-style-name="Standard" style:list-style-name="L3">
      <style:text-properties fo:font-size="10pt" officeooo:rsid="00049e80" officeooo:paragraph-rsid="0004b67a" style:font-size-asian="10pt" style:font-size-complex="10pt"/>
    </style:style>
    <style:style style:name="P17" style:family="paragraph" style:parent-style-name="Standard" style:list-style-name="L3">
      <style:text-properties fo:font-size="10pt" officeooo:rsid="00049e80" officeooo:paragraph-rsid="0005991f" style:font-size-asian="10pt" style:font-size-complex="10pt"/>
    </style:style>
    <style:style style:name="P18" style:family="paragraph" style:parent-style-name="Standard" style:list-style-name="L1">
      <style:text-properties fo:font-size="10pt" officeooo:rsid="00070915" officeooo:paragraph-rsid="00070915" style:font-size-asian="10pt" style:font-size-complex="10pt"/>
    </style:style>
    <style:style style:name="P19" style:family="paragraph" style:parent-style-name="Standard" style:list-style-name="L2">
      <style:text-properties fo:font-size="10pt" officeooo:rsid="00070915" officeooo:paragraph-rsid="00070915" style:font-size-asian="10pt" style:font-size-complex="10pt"/>
    </style:style>
    <style:style style:name="P20" style:family="paragraph" style:parent-style-name="Standard" style:list-style-name="L3">
      <style:text-properties fo:font-size="10pt" officeooo:rsid="00070915" officeooo:paragraph-rsid="00070915" style:font-size-asian="10pt" style:font-size-complex="10pt"/>
    </style:style>
    <style:style style:name="P21" style:family="paragraph" style:parent-style-name="Standard" style:list-style-name="L4">
      <style:text-properties fo:font-size="10pt" officeooo:rsid="00070915" officeooo:paragraph-rsid="00070915" style:font-size-asian="10pt" style:font-size-complex="10pt"/>
    </style:style>
    <style:style style:name="P22" style:family="paragraph" style:parent-style-name="Standard">
      <style:text-properties fo:font-size="10pt" officeooo:rsid="00070915" officeooo:paragraph-rsid="00070915" style:font-size-asian="10pt" style:font-size-complex="10pt"/>
    </style:style>
    <style:style style:name="P23" style:family="paragraph" style:parent-style-name="Standard" style:list-style-name="L1">
      <style:text-properties fo:font-size="10pt" officeooo:rsid="0008230b" officeooo:paragraph-rsid="0008230b" style:font-size-asian="10pt" style:font-size-complex="10pt"/>
    </style:style>
    <style:style style:name="P24" style:family="paragraph" style:parent-style-name="Standard" style:list-style-name="L1">
      <style:text-properties fo:font-size="10pt" officeooo:rsid="001db9ab" officeooo:paragraph-rsid="001db9ab" style:font-size-asian="10pt" style:font-size-complex="10pt"/>
    </style:style>
    <style:style style:name="P25" style:family="paragraph" style:parent-style-name="Standard" style:list-style-name="L2">
      <style:text-properties fo:font-size="10pt" officeooo:rsid="0004b67a" officeooo:paragraph-rsid="0004b67a" style:font-size-asian="10pt" style:font-size-complex="10pt"/>
    </style:style>
    <style:style style:name="P26" style:family="paragraph" style:parent-style-name="Standard" style:list-style-name="L3">
      <style:text-properties fo:font-size="10pt" officeooo:rsid="0004b67a" officeooo:paragraph-rsid="0004b67a" style:font-size-asian="10pt" style:font-size-complex="10pt"/>
    </style:style>
    <style:style style:name="P27" style:family="paragraph" style:parent-style-name="Standard" style:list-style-name="L3">
      <style:text-properties fo:font-size="10pt" officeooo:rsid="0004b67a" officeooo:paragraph-rsid="0005991f" style:font-size-asian="10pt" style:font-size-complex="10pt"/>
    </style:style>
    <style:style style:name="P28" style:family="paragraph" style:parent-style-name="Standard" style:list-style-name="L2">
      <style:text-properties fo:font-size="10pt" officeooo:rsid="0016c8d6" officeooo:paragraph-rsid="0016c8d6" style:font-size-asian="10pt" style:font-size-complex="10pt"/>
    </style:style>
    <style:style style:name="P29" style:family="paragraph" style:parent-style-name="Standard" style:list-style-name="L2">
      <style:text-properties fo:font-size="10pt" officeooo:rsid="0017ea50" officeooo:paragraph-rsid="0017ea50" style:font-size-asian="10pt" style:font-size-complex="10pt"/>
    </style:style>
    <style:style style:name="P30" style:family="paragraph" style:parent-style-name="Standard" style:list-style-name="L2">
      <style:text-properties fo:font-size="10pt" officeooo:rsid="0018fdba" officeooo:paragraph-rsid="0018fdba" style:font-size-asian="10pt" style:font-size-complex="10pt"/>
    </style:style>
    <style:style style:name="P31" style:family="paragraph" style:parent-style-name="Standard" style:list-style-name="L2">
      <style:text-properties fo:font-size="10pt" officeooo:rsid="00208730" officeooo:paragraph-rsid="00208730" style:font-size-asian="10pt" style:font-size-complex="10pt"/>
    </style:style>
    <style:style style:name="P32" style:family="paragraph" style:parent-style-name="Standard" style:list-style-name="L2">
      <style:text-properties fo:font-size="10pt" officeooo:rsid="001622cd" officeooo:paragraph-rsid="001622cd" style:font-size-asian="10pt" style:font-size-complex="10pt"/>
    </style:style>
    <style:style style:name="P33" style:family="paragraph" style:parent-style-name="Standard" style:list-style-name="L3">
      <style:text-properties fo:font-size="10pt" officeooo:rsid="0009cb57" officeooo:paragraph-rsid="00102c5e" style:font-size-asian="10pt" style:font-size-complex="10pt"/>
    </style:style>
    <style:style style:name="P34" style:family="paragraph" style:parent-style-name="Standard" style:list-style-name="L3">
      <style:text-properties fo:font-size="10pt" officeooo:rsid="0009cb57" officeooo:paragraph-rsid="000ec4d8" style:font-size-asian="10pt" style:font-size-complex="10pt"/>
    </style:style>
    <style:style style:name="P35" style:family="paragraph" style:parent-style-name="Standard" style:list-style-name="L3">
      <style:text-properties fo:font-size="10pt" officeooo:rsid="0009cb57" officeooo:paragraph-rsid="0009cb57" style:font-size-asian="10pt" style:font-size-complex="10pt"/>
    </style:style>
    <style:style style:name="P36" style:family="paragraph" style:parent-style-name="Standard" style:list-style-name="L3">
      <style:text-properties fo:font-size="10pt" officeooo:rsid="001228db" officeooo:paragraph-rsid="001228db" style:font-size-asian="10pt" style:font-size-complex="10pt"/>
    </style:style>
    <style:style style:name="P37" style:family="paragraph" style:parent-style-name="Standard" style:list-style-name="L3">
      <style:text-properties fo:font-size="10pt" officeooo:rsid="0014387d" officeooo:paragraph-rsid="0014387d" style:font-size-asian="10pt" style:font-size-complex="10pt"/>
    </style:style>
    <style:style style:name="P38" style:family="paragraph" style:parent-style-name="Standard" style:list-style-name="L3">
      <style:text-properties fo:font-size="10pt" officeooo:rsid="001bb22a" officeooo:paragraph-rsid="001bb22a" style:font-size-asian="10pt" style:font-size-complex="10pt"/>
    </style:style>
    <style:style style:name="P39" style:family="paragraph" style:parent-style-name="Standard" style:list-style-name="L3">
      <style:text-properties fo:font-size="10pt" officeooo:rsid="0005991f" officeooo:paragraph-rsid="0005991f" style:font-size-asian="10pt" style:font-size-complex="10pt"/>
    </style:style>
    <style:style style:name="P40" style:family="paragraph" style:parent-style-name="Standard" style:list-style-name="L3">
      <style:text-properties fo:font-size="10pt" officeooo:rsid="0009d3d6" officeooo:paragraph-rsid="0009d3d6" style:font-size-asian="10pt" style:font-size-complex="10pt"/>
    </style:style>
    <style:style style:name="P41" style:family="paragraph" style:parent-style-name="Standard" style:list-style-name="L3">
      <style:text-properties fo:font-size="10pt" officeooo:rsid="001244fe" officeooo:paragraph-rsid="001244fe" style:font-size-asian="10pt" style:font-size-complex="10pt"/>
    </style:style>
    <style:style style:name="P42" style:family="paragraph" style:parent-style-name="Standard" style:list-style-name="L3">
      <style:text-properties fo:font-size="10pt" officeooo:rsid="001d2c42" officeooo:paragraph-rsid="001d2c42" style:font-size-asian="10pt" style:font-size-complex="10pt"/>
    </style:style>
    <style:style style:name="P43" style:family="paragraph" style:parent-style-name="Standard" style:list-style-name="L4">
      <style:text-properties fo:font-size="10pt" officeooo:rsid="000602da" officeooo:paragraph-rsid="000602da" style:font-size-asian="10pt" style:font-size-complex="10pt"/>
    </style:style>
    <style:style style:name="P44" style:family="paragraph" style:parent-style-name="Standard" style:list-style-name="L5">
      <style:text-properties fo:font-size="10pt" officeooo:rsid="000b7dda" officeooo:paragraph-rsid="000b7dda" style:font-size-asian="10pt" style:font-size-complex="10pt"/>
    </style:style>
    <style:style style:name="P45" style:family="paragraph" style:parent-style-name="Standard" style:list-style-name="L5">
      <style:text-properties fo:font-size="10pt" officeooo:rsid="000e2440" officeooo:paragraph-rsid="000e2440" style:font-size-asian="10pt" style:font-size-complex="10pt"/>
    </style:style>
    <style:style style:name="P46" style:family="paragraph" style:parent-style-name="Standard">
      <style:text-properties fo:font-size="10pt" officeooo:rsid="000e2440" officeooo:paragraph-rsid="000e2440" style:font-size-asian="10pt" style:font-size-complex="10pt"/>
    </style:style>
    <style:style style:name="P47" style:family="paragraph" style:parent-style-name="Standard" style:list-style-name="L5">
      <style:text-properties fo:font-size="10pt" officeooo:rsid="0019e6df" officeooo:paragraph-rsid="0019e6df" style:font-size-asian="10pt" style:font-size-complex="10pt"/>
    </style:style>
    <style:style style:name="P48" style:family="paragraph" style:parent-style-name="Standard" style:list-style-name="L5">
      <style:text-properties fo:font-size="10pt" officeooo:rsid="001f3e67" officeooo:paragraph-rsid="001f3e67" style:font-size-asian="10pt" style:font-size-complex="10pt"/>
    </style:style>
    <style:style style:name="P49" style:family="paragraph" style:parent-style-name="Standard" style:list-style-name="L3">
      <style:text-properties fo:font-size="10pt" officeooo:rsid="00231aec" officeooo:paragraph-rsid="00231aec" style:font-size-asian="10pt" style:font-size-complex="10pt"/>
    </style:style>
    <style:style style:name="P50" style:family="paragraph" style:parent-style-name="Standard" style:list-style-name="L3">
      <style:text-properties fo:font-size="10pt" officeooo:rsid="0023f76c" officeooo:paragraph-rsid="0023f76c" style:font-size-asian="10pt" style:font-size-complex="10pt"/>
    </style:style>
    <style:style style:name="P51" style:family="paragraph" style:parent-style-name="Standard" style:list-style-name="L3">
      <style:text-properties fo:font-size="10pt" officeooo:rsid="0009cb57" officeooo:paragraph-rsid="0009cb57" fo:background-color="#ffff00" style:font-size-asian="10pt" style:font-size-complex="10pt"/>
    </style:style>
    <style:style style:name="P52" style:family="paragraph" style:parent-style-name="Standard" style:list-style-name="L3">
      <style:text-properties fo:font-size="10pt" officeooo:rsid="0012a224" officeooo:paragraph-rsid="0012a224" fo:background-color="#ffff00" style:font-size-asian="10pt" style:font-size-complex="10pt"/>
    </style:style>
    <style:style style:name="P53" style:family="paragraph" style:parent-style-name="Standard" style:list-style-name="L2">
      <style:text-properties fo:font-size="10pt" officeooo:rsid="0017ea50" officeooo:paragraph-rsid="0017ea50" fo:background-color="#ffff00" style:font-size-asian="10pt" style:font-size-complex="10pt"/>
    </style:style>
    <style:style style:name="T1" style:family="text">
      <style:text-properties officeooo:rsid="00049e80"/>
    </style:style>
    <style:style style:name="T2" style:family="text">
      <style:text-properties officeooo:rsid="000602da"/>
    </style:style>
    <style:style style:name="T3" style:family="text">
      <style:text-properties officeooo:rsid="0009d3d6"/>
    </style:style>
    <style:style style:name="T4" style:family="text">
      <style:text-properties style:use-window-font-color="true" style:font-name="Liberation Serif"/>
    </style:style>
    <style:style style:name="T5" style:family="text">
      <style:text-properties officeooo:rsid="000c81f4"/>
    </style:style>
    <style:style style:name="T6" style:family="text">
      <style:text-properties officeooo:rsid="000ec4d8"/>
    </style:style>
    <style:style style:name="T7" style:family="text">
      <style:text-properties officeooo:rsid="0013fc21"/>
    </style:style>
    <style:style style:name="T8" style:family="text">
      <style:text-properties officeooo:rsid="00175ea9"/>
    </style:style>
    <style:style style:name="T9" style:family="text">
      <style:text-properties officeooo:rsid="0017ea50"/>
    </style:style>
    <style:style style:name="T10" style:family="text">
      <style:text-properties officeooo:rsid="001a5538"/>
    </style:style>
    <style:style style:name="T11" style:family="text">
      <style:text-properties officeooo:rsid="002150c9"/>
    </style:style>
    <style:style style:name="T12" style:family="text">
      <style:text-properties officeooo:rsid="00231aec"/>
    </style:style>
    <style:style style:name="T13" style:family="text">
      <style:text-properties officeooo:rsid="002373ce"/>
    </style:style>
    <style:style style:name="T14" style:family="text">
      <style:text-properties officeooo:rsid="0023f76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coming inspection notes on first 10 prototypes</text:p>
      <text:p text:style-name="P1">Cool<text:span text:style-name="T4">ing block numbered by dots on upper ring</text:span></text:p>
      <text:p text:style-name="P11"><text:span text:style-name="T3">thermal grease is </text:span>Insignia NS-PCYTC55 <text:span text:style-name="T3">and is good to 300C</text:span></text:p>
      <text:p text:style-name="P12"/>
      <text:p text:style-name="P1">1. Single Dot</text:p>
      <text:list xml:id="list7155337968349641466" text:style-name="L1">
        <text:list-item>
          <text:p text:style-name="P13">Thermal grease applied</text:p>
        </text:list-item>
        <text:list-item>
          <text:p text:style-name="P13"><text:span text:style-name="T10">Tu</text:span>be <text:span text:style-name="T10">i</text:span>s bent</text:p>
        </text:list-item>
        <text:list-item>
          <text:p text:style-name="P13">Assembled heater block with old HC and thermistor</text:p>
        </text:list-item>
        <text:list-item>
          <text:p text:style-name="P13">Turning on temp to <text:span text:style-name="T1">290</text:span>C for dwell test – Started at 7:25am – <text:span text:style-name="T2">Stopped at 8:05am for inspection</text:span></text:p>
        </text:list-item>
        <text:list-item>
          <text:p text:style-name="P14"><text:span text:style-name="T14">L</text:span>ots of burn off smoke on initial heat up – Thermal grease? Stopped smoking after about 7 minutes – <text:span text:style-name="T12">I think the smoke was from the machining oils on the nozzle.</text:span></text:p>
        </text:list-item>
        <text:list-item>
          <text:p text:style-name="P18">Wrong plating – Electroless Nickel with no PTFE</text:p>
        </text:list-item>
        <text:list-item>
          <text:p text:style-name="P23">No change in coating after 40 min 290C test</text:p>
        </text:list-item>
        <text:list-item>
          <text:p text:style-name="P24">Broke press fit loose with pliers and crescent wrench – add set screw back in</text:p>
        </text:list-item>
      </text:list>
      <text:p text:style-name="P2"/>
      <text:p text:style-name="P2">2. Two Dots</text:p>
      <text:list xml:id="list1928749450517157339" text:style-name="L2">
        <text:list-item>
          <text:p text:style-name="P15">Thermal grease applied</text:p>
        </text:list-item>
        <text:list-item>
          <text:p text:style-name="P15"><text:span text:style-name="T10">Tube</text:span> is bent</text:p>
        </text:list-item>
        <text:list-item>
          <text:p text:style-name="P25">Upper thread doesn't go quite flush</text:p>
        </text:list-item>
        <text:list-item>
          <text:p text:style-name="P19">Wrong plating – Electroless Nickel with no PTFE</text:p>
        </text:list-item>
      </text:list>
      <text:p text:style-name="P2"/>
      <text:p text:style-name="P2">3. Three Dots</text:p>
      <text:list xml:id="list111558278312308" text:continue-numbering="true" text:style-name="L2">
        <text:list-item>
          <text:p text:style-name="P15">Thermal grease applied</text:p>
        </text:list-item>
        <text:list-item>
          <text:p text:style-name="P15">This can be used as a fully assembled nozzle</text:p>
        </text:list-item>
        <text:list-item>
          <text:p text:style-name="P25">Upper thread doesn't go quite flush</text:p>
        </text:list-item>
        <text:list-item>
          <text:p text:style-name="P19">Wrong plating – Electroless Nickel with no PTFE</text:p>
        </text:list-item>
        <text:list-item>
          <text:p text:style-name="P28">Being built up with new thermistor <text:span text:style-name="T8">(#9) </text:span>and HC from Xuanyuan Tech</text:p>
        </text:list-item>
        <text:list-item>
          <text:p text:style-name="P53">Now a flexystruder on a Mini</text:p>
        </text:list-item>
        <text:list-item>
          <text:p text:style-name="P29">Drilled out to 0.60mm nozzle size</text:p>
        </text:list-item>
        <text:list-item>
          <text:p text:style-name="P30">First print successful, didn't calibrate</text:p>
        </text:list-item>
        <text:list-item>
          <text:p text:style-name="P31">Printed a good bit of Ninjaflex through the nozzle</text:p>
        </text:list-item>
        <text:list-item>
          <text:p text:style-name="P31">Prin<text:span text:style-name="T11">ted</text:span> Semiflex – <text:span text:style-name="T11">looks really good</text:span></text:p>
        </text:list-item>
      </text:list>
      <text:p text:style-name="P2"/>
      <text:p text:style-name="P2">4. Four Dots</text:p>
      <text:list xml:id="list111559219063396" text:continue-numbering="true" text:style-name="L2">
        <text:list-item>
          <text:p text:style-name="P15">Thermal grease applied</text:p>
        </text:list-item>
        <text:list-item>
          <text:p text:style-name="P15">This can be used as a fully assembled nozzle</text:p>
        </text:list-item>
        <text:list-item>
          <text:p text:style-name="P25">Upper thread doesn't go quite flush</text:p>
        </text:list-item>
        <text:list-item>
          <text:p text:style-name="P19">Wrong plating – Electroless Nickel with no PTFE</text:p>
        </text:list-item>
        <text:list-item>
          <text:p text:style-name="P32">Started spinning at the press when heater block got tight</text:p>
        </text:list-item>
      </text:list>
      <text:p text:style-name="P3"/>
      <text:p text:style-name="P3">5. Five Dots</text:p>
      <text:list xml:id="list3049016253422675279" text:style-name="L3">
        <text:list-item>
          <text:p text:style-name="P26">No thermal grease</text:p>
        </text:list-item>
        <text:list-item>
          <text:p text:style-name="P16">This can be used as a fully assembled nozzle</text:p>
        </text:list-item>
        <text:list-item>
          <text:p text:style-name="P26">Upper thread doesn't go quite flush</text:p>
        </text:list-item>
        <text:list-item>
          <text:p text:style-name="P20">Wrong plating – Electroless Nickel with no PTFE</text:p>
        </text:list-item>
        <text:list-item>
          <text:p text:style-name="P33">Being built into full extruder – <text:span text:style-name="T6">has old thermistor and HC</text:span></text:p>
        </text:list-item>
        <text:list-item>
          <text:p text:style-name="P52">In cluster since 10/22 in the evening</text:p>
        </text:list-item>
      </text:list>
      <text:p text:style-name="P3"/>
      <text:p text:style-name="P3">6. Six Dots</text:p>
      <text:list xml:id="list111558331783485" text:continue-numbering="true" text:style-name="L3">
        <text:list-item>
          <text:p text:style-name="P26">No thermal grease</text:p>
        </text:list-item>
        <text:list-item>
          <text:p text:style-name="P17">This can be used as a fully assembled nozzle</text:p>
        </text:list-item>
        <text:list-item>
          <text:p text:style-name="P27">Upper thread doesn't go quite flush</text:p>
        </text:list-item>
        <text:list-item>
          <text:p text:style-name="P20">Wrong plating – Electroless Nickel with no PTFE</text:p>
        </text:list-item>
        <text:list-item>
          <text:p text:style-name="P34">Being built into full extruder – <text:span text:style-name="T6">has old thermistor – has new HC from Xuanyuan Tech</text:span></text:p>
        </text:list-item>
        <text:list-item>
          <text:p text:style-name="P36">Ran 10m of ABS through with no issue at 75mm/min</text:p>
        </text:list-item>
        <text:list-item>
          <text:p text:style-name="P36"><text:soft-page-break/>Ran 10m of Polycarbonate through at 75mm/min and noticed leaking (twice as fast as our fast print)</text:p>
        </text:list-item>
        <text:list-item>
          <text:p text:style-name="P37">R<text:span text:style-name="T9">an</text:span> 10m of woodfill through the nozzle now at 75mm/min</text:p>
        </text:list-item>
        <text:list-item>
          <text:p text:style-name="P38">This was built with no loctite leaking makes sense</text:p>
        </text:list-item>
      </text:list>
      <text:p text:style-name="P3"/>
      <text:p text:style-name="P3">7. Seven Dots</text:p>
      <text:list xml:id="list111559854574417" text:continue-numbering="true" text:style-name="L3">
        <text:list-item>
          <text:p text:style-name="P26">No thermal grease</text:p>
        </text:list-item>
        <text:list-item>
          <text:p text:style-name="P17">This can be used as a fully assembled nozzle</text:p>
        </text:list-item>
        <text:list-item>
          <text:p text:style-name="P27">Upper thread doesn't go quite flush</text:p>
        </text:list-item>
        <text:list-item>
          <text:p text:style-name="P20">Wrong plating – Electroless Nickel with no PTFE</text:p>
        </text:list-item>
        <text:list-item>
          <text:p text:style-name="P35">Forced removal of center tube – <text:span text:style-name="T14">it's about the same as the Hexagon is to remove</text:span></text:p>
        </text:list-item>
      </text:list>
      <text:p text:style-name="P3"/>
      <text:p text:style-name="P3">8. Eight Dots</text:p>
      <text:list xml:id="list111558756482371" text:continue-numbering="true" text:style-name="L3">
        <text:list-item>
          <text:p text:style-name="P26">No thermal grease</text:p>
        </text:list-item>
        <text:list-item>
          <text:p text:style-name="P17">This can be used as a fully assembled nozzle</text:p>
        </text:list-item>
        <text:list-item>
          <text:p text:style-name="P27">Upper thread doesn't go quite flush</text:p>
        </text:list-item>
        <text:list-item>
          <text:p text:style-name="P20">Wrong plating – Electroless Nickel with no PTFE</text:p>
        </text:list-item>
        <text:list-item>
          <text:p text:style-name="P51">Being built into full extruder – <text:span text:style-name="T5">gave to Brent for speed testing – has old HC and thermistor</text:span></text:p>
        </text:list-item>
      </text:list>
      <text:p text:style-name="P3"/>
      <text:p text:style-name="P3">9. Nine Dots</text:p>
      <text:list xml:id="list111559522263112" text:continue-numbering="true" text:style-name="L3">
        <text:list-item>
          <text:p text:style-name="P26">No thermal grease</text:p>
        </text:list-item>
        <text:list-item>
          <text:p text:style-name="P39">Upper thread doesn't go quite flush</text:p>
        </text:list-item>
        <text:list-item>
          <text:p text:style-name="P39">Going to extract tube to check press strength</text:p>
        </text:list-item>
        <text:list-item>
          <text:p text:style-name="P20">Wrong plating – Electroless Nickel with no PTFE</text:p>
        </text:list-item>
        <text:list-item>
          <text:p text:style-name="P51">Being built into full extruder – <text:span text:style-name="T6">has old HC and thermistor installed on Mini- Running PLA</text:span></text:p>
        </text:list-item>
        <text:list-item>
          <text:p text:style-name="P40">Heating to 240C to run ABS through</text:p>
        </text:list-item>
        <text:list-item>
          <text:p text:style-name="P40">No visible smoke on heat up</text:p>
        </text:list-item>
        <text:list-item>
          <text:p text:style-name="P41">Ran a 3 hours house on medium and a 3 hour gear on fast with no issues</text:p>
        </text:list-item>
        <text:list-item>
          <text:p text:style-name="P41">Printing PCTPE gears (leveling had issues)</text:p>
        </text:list-item>
        <text:list-item>
          <text:p text:style-name="P42">Printing with Coffee PLA from Proto-pasta</text:p>
        </text:list-item>
        <text:list-item>
          <text:p text:style-name="P49">Printed HIPS</text:p>
        </text:list-item>
        <text:list-item>
          <text:p text:style-name="P49">Print<text:span text:style-name="T14">ed</text:span> Bronzefill – <text:span text:style-name="T13">clogged on first layer – wrong profile</text:span></text:p>
        </text:list-item>
        <text:list-item>
          <text:p text:style-name="P50">Printing Bronzefill again</text:p>
        </text:list-item>
      </text:list>
      <text:p text:style-name="P4"/>
      <text:p text:style-name="P5">10. Ten Dots</text:p>
      <text:list xml:id="list9192224092149285688" text:style-name="L4">
        <text:list-item>
          <text:p text:style-name="P43">Unknown if it's greased or not</text:p>
        </text:list-item>
        <text:list-item>
          <text:p text:style-name="P43">Labeled Bent from Shop</text:p>
        </text:list-item>
        <text:list-item>
          <text:p text:style-name="P21">Wrong plating – Electroless Nickel with no PTFE</text:p>
        </text:list-item>
      </text:list>
      <text:p text:style-name="P6"/>
      <text:p text:style-name="P6"/>
      <text:p text:style-name="P7">Other parts</text:p>
      <text:list xml:id="list6723333567713388052" text:style-name="L5">
        <text:list-item>
          <text:p text:style-name="P44">3x of the mount plates are out of spec. The nozzle doesn't slide on to them.</text:p>
        </text:list-item>
        <text:list-item>
          <text:p text:style-name="P45">Some of the nozzles were on the small side, tolerances on drawing should be updated</text:p>
        </text:list-item>
        <text:list-item>
          <text:p text:style-name="P45">There were huge metal chips in 3 of the nozzles</text:p>
        </text:list-item>
        <text:list-item>
          <text:p text:style-name="P47">Threads in top end of at least 3 cooling blocks are trash</text:p>
        </text:list-item>
        <text:list-item>
          <text:p text:style-name="P48">M6 on heat break tube and cooling block don't work with go/no-go gauges</text:p>
        </text:list-item>
      </text:list>
      <text:p text:style-name="P8"/>
      <text:p text:style-name="P8"/>
      <text:p text:style-name="P9">H<text:span text:style-name="T7">eater Cartridges</text:span>:</text:p>
      <text:p text:style-name="P9">Samples from Xuanyuan Technologies</text:p>
      <text:p text:style-name="P9">22mm long instead of 20mm requested</text:p>
      <text:p text:style-name="P10">Measured 18.9ohms (18.8-19.8 on RD one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</meta:initial-creator>
    <meta:creation-date>2015-10-22T07:10:21.663197387</meta:creation-date>
    <dc:date>2015-10-28T11:15:58.205603751</dc:date>
    <dc:creator>aleph </dc:creator>
    <meta:editing-duration>PT19H38M39S</meta:editing-duration>
    <meta:editing-cycles>33</meta:editing-cycles>
    <meta:generator>LibreOffice/5.0.2.2$Linux_X86_64 LibreOffice_project/37b43f919e4de5eeaca9b9755ed688758a8251fe</meta:generator>
    <meta:document-statistic meta:table-count="0" meta:image-count="0" meta:object-count="0" meta:page-count="2" meta:paragraph-count="91" meta:word-count="744" meta:character-count="3853" meta:non-whitespace-character-count="3248"/>
  </office:meta>
</office:document-meta>
</file>